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27622" draw:textarea-horizontal-align="justify" draw:textarea-vertical-align="middle" draw:auto-grow-height="false" fo:min-height="0cm" fo:min-width="25.5cm"/>
    </style:style>
    <style:style style:name="gr2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3" style:family="graphic" style:parent-style-name="standard">
      <style:graphic-properties svg:stroke-color="#127622" draw:textarea-horizontal-align="justify" draw:textarea-vertical-align="middle" draw:auto-grow-height="false" fo:min-height="0.282cm" fo:min-width="0cm"/>
    </style:style>
    <style:style style:name="gr4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5" style:family="graphic" style:parent-style-name="standard">
      <style:graphic-properties svg:stroke-color="#127622" draw:fill="solid" draw:fill-color="#8d281e" draw:textarea-horizontal-align="justify" draw:textarea-vertical-align="middle" draw:auto-grow-height="false" fo:min-height="0.28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.5pt"/>
    </style:style>
    <style:style style:name="P3" style:family="paragraph">
      <loext:graphic-properties draw:fill="solid" draw:fill-color="#8d281e"/>
      <style:paragraph-properties fo:text-align="center"/>
    </style:style>
    <style:style style:name="T1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6cm" svg:height="0.25cm" svg:x="0.35cm" svg:y="1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cm" svg:height="0.662cm" svg:x="0.15cm" svg:y="0.25cm">
          <draw:text-box>
            <text:p><text:span text:style-name="T1">Empresa</text:span></text:p>
          </draw:text-box>
        </draw:frame>
        <draw:custom-shape draw:style-name="gr3" draw:text-style-name="P1" draw:layer="layout" svg:width="0.5cm" svg:height="0.75cm" svg:x="0.85cm" svg:y="0.85cm">
          <text:p/>
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2" draw:layer="layout" svg:width="2.25cm" svg:height="0.662cm" svg:x="3cm" svg:y="1.688cm">
          <draw:text-box>
            <text:p><text:span text:style-name="T1">Máquinas</text:span></text:p>
          </draw:text-box>
        </draw:frame>
        <draw:custom-shape draw:style-name="gr3" draw:text-style-name="P1" draw:layer="layout" svg:width="0.5cm" svg:height="0.75cm" svg:x="3.75cm" svg:y="0.85cm">
          <text:p/>
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2.7cm" svg:height="1.073cm" svg:x="5.8cm" svg:y="0.288cm">
          <draw:text-box>
            <text:p><text:span text:style-name="T1">Plataformas</text:span></text:p>
          </draw:text-box>
        </draw:frame>
        <draw:custom-shape draw:style-name="gr3" draw:text-style-name="P1" draw:layer="layout" svg:width="0.5cm" svg:height="0.75cm" svg:x="6.752cm" svg:y="0.852cm">
          <text:p/>
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2" draw:layer="layout" svg:width="2.25cm" svg:height="0.662cm" svg:x="9.3cm" svg:y="1.688cm">
          <draw:text-box>
            <text:p><text:span text:style-name="T1">Tickets</text:span></text:p>
          </draw:text-box>
        </draw:frame>
        <draw:custom-shape draw:style-name="gr3" draw:text-style-name="P1" draw:layer="layout" svg:width="0.5cm" svg:height="0.75cm" svg:x="9.853cm" svg:y="0.853cm">
          <text:p/>
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2.7cm" svg:height="1.073cm" svg:x="11.8cm" svg:y="0.289cm">
          <draw:text-box>
            <text:p><text:span text:style-name="T1">Embalagens</text:span></text:p>
          </draw:text-box>
        </draw:frame>
        <draw:custom-shape draw:style-name="gr3" draw:text-style-name="P1" draw:layer="layout" svg:width="0.5cm" svg:height="0.75cm" svg:x="12.853cm" svg:y="0.853cm">
          <text:p/>
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2.75cm" svg:height="1.073cm" svg:x="15cm" svg:y="1.677cm">
          <draw:text-box>
            <text:p><text:span text:style-name="T1">Custos Fixos</text:span></text:p>
          </draw:text-box>
        </draw:frame>
        <draw:custom-shape draw:style-name="gr3" draw:text-style-name="P1" draw:layer="layout" svg:width="0.5cm" svg:height="0.75cm" svg:x="16.054cm" svg:y="0.854cm">
          <text:p/>
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2.7cm" svg:height="1.073cm" svg:x="18.4cm" svg:y="0.29cm">
          <draw:text-box>
            <text:p><text:span text:style-name="T1">Produtos</text:span></text:p>
          </draw:text-box>
        </draw:frame>
        <draw:custom-shape draw:style-name="gr3" draw:text-style-name="P1" draw:layer="layout" svg:width="0.5cm" svg:height="0.75cm" svg:x="19.154cm" svg:y="0.854cm">
          <text:p/>
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3.25cm" svg:height="1.073cm" svg:x="21.05cm" svg:y="1.677cm">
          <draw:text-box>
            <text:p><text:span text:style-name="T1">Vendas Mensais</text:span></text:p>
          </draw:text-box>
        </draw:frame>
        <draw:custom-shape draw:style-name="gr3" draw:text-style-name="P1" draw:layer="layout" svg:width="0.5cm" svg:height="0.75cm" svg:x="22.355cm" svg:y="0.855cm">
          <text:p/>
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2.7cm" svg:height="1.073cm" svg:x="24.05cm" svg:y="0.277cm">
          <draw:text-box>
            <text:p><text:span text:style-name="T1">Precificação</text:span></text:p>
          </draw:text-box>
        </draw:frame>
        <draw:custom-shape draw:style-name="gr5" draw:text-style-name="P3" draw:layer="layout" svg:width="0.5cm" svg:height="0.75cm" svg:x="25.1cm" svg:y="0.9cm">
          <text:p/>
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81aca6" draw:marker-start-width="0.2cm" draw:marker-start-center="false" draw:marker-end-width="0.2cm" draw:marker-end-center="false" draw:fill="solid" draw:fill-color="#81aca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4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4:40:33.509000000</meta:creation-date>
    <dc:date>2023-04-05T15:28:46.923000000</dc:date>
    <meta:editing-duration>PT4H32M22S</meta:editing-duration>
    <meta:editing-cycles>11</meta:editing-cycles>
    <meta:generator>LibreOffice/7.3.2.2$Windows_X86_64 LibreOffice_project/49f2b1bff42cfccbd8f788c8dc32c1c309559be0</meta:generator>
    <meta:document-statistic meta:object-count="19"/>
  </office:meta>
</office:document-meta>
</file>